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d47" officeooo:paragraph-rsid="0004dd47"/>
    </style:style>
    <style:style style:name="P2" style:family="paragraph" style:parent-style-name="Standard" style:list-style-name="L1">
      <style:text-properties officeooo:rsid="0004dd47" officeooo:paragraph-rsid="0004dd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tential Opah retail names</text:p>
      <text:p text:style-name="P1"/>
      <text:list xml:id="list2319558709135941841" text:style-name="L1">
        <text:list-item>
          <text:p text:style-name="P2">MOAR</text:p>
        </text:list-item>
        <text:list-item>
          <text:p text:style-name="P2">High Output Toolhead</text:p>
        </text:list-item>
        <text:list-item>
          <text:p text:style-name="P2">Hellashcnozzle</text:p>
        </text:list-item>
        <text:list-item>
          <text:p text:style-name="P2">Bignoz</text:p>
        </text:list-item>
        <text:list-item>
          <text:p text:style-name="P2">SuperSchnoz</text:p>
        </text:list-item>
        <text:list-item>
          <text:p text:style-name="P2">Cauldera</text:p>
        </text:list-item>
        <text:list-item>
          <text:p text:style-name="P2">LulzBot LongBlock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4:16:42.229801139</meta:creation-date>
    <dc:date>2016-06-28T14:23:42.156217703</dc:date>
    <meta:editing-duration>PT7M</meta:editing-duration>
    <meta:editing-cycles>1</meta:editing-cycles>
    <meta:document-statistic meta:table-count="0" meta:image-count="0" meta:object-count="0" meta:page-count="1" meta:paragraph-count="9" meta:word-count="22" meta:character-count="115" meta:non-whitespace-character-count="109"/>
    <meta:generator>LibreOffice/5.0.4.2$Linux_X86_64 LibreOffice_project/2b9802c1994aa0b7dc6079e128979269cf95bc78</meta:generator>
  </office:meta>
</office:document-meta>
</file>